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fo:color="#800000"/>
    </style:style>
    <style:style style:name="ce5" style:family="table-cell" style:parent-style-name="Default">
      <style:text-properties fo:color="#cc0066"/>
    </style:style>
    <style:style style:name="ce6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color="#800000"/>
    </style:style>
    <style:style style:name="ce9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ext-properties style:use-window-font-color="true" style:text-line-through-style="solid" style:text-line-through-type="singl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ext-properties fo:color="#009900" style:font-name="Liberation Sans" style:font-name-asian="Droid Sans Fallback" style:font-name-complex="FreeSans"/>
    </style:style>
    <style:style style:name="ce20" style:family="table-cell" style:parent-style-name="Default">
      <style:text-properties fo:color="#009900"/>
    </style:style>
    <style:style style:name="ce21" style:family="table-cell" style:parent-style-name="Default">
      <style:table-cell-properties fo:background-color="transparent"/>
      <style:text-properties fo:color="#009900"/>
    </style:style>
    <style:style style:name="ce22" style:family="table-cell" style:parent-style-name="Default">
      <style:text-properties fo:color="#009900" fo:font-weight="normal" style:font-weight-asian="normal" style:font-weight-complex="normal"/>
    </style:style>
    <style:style style:name="ce23" style:family="table-cell" style:parent-style-name="Default">
      <style:text-properties fo:color="#00990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5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use-window-font-color="true"/>
    </style:style>
    <style:style style:name="ce27" style:family="table-cell" style:parent-style-name="Default">
      <style:text-properties fo:color="#006600"/>
    </style:style>
    <style:style style:name="ce2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5" style:family="text">
      <style:text-properties style:font-name="Monospace" fo:font-size="10pt" style:font-name-asian="Monospace" style:font-size-asian="10pt" style:font-size-complex="10pt"/>
    </style:style>
    <style:style style:name="T6" style:family="text">
      <style:text-properties style:font-weight-asian="bold" style:font-weight-complex="bold"/>
    </style:style>
    <style:style style:name="T7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1" office:value-type="string" calcext:value-type="string">
            <text:p>check moving isBlockedSite to handle grid cha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check can implement 'teleport' functionality (speed very fast)</text:p>
          </table:table-cell>
          <table:table-cell table:number-columns-repeated="11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heck can we use multiple clients(threads) at server to broadcast</text:p>
          </table:table-cell>
          <table:table-cell table:number-columns-repeated="6"/>
          <table:table-cell office:value-type="string" calcext:value-type="string">
            <text:p>check client will not initialize any map, attributes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eck copyToPrimary gird only in case of server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check if game started with 2 players, new player joining is treated as de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calcext:value-type="string">
            <text:p>text (like health) center mein lao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6" office:value-type="string" calcext:value-type="string">
            <text:p><text:span text:style-name="T4">Abhishek</text:span><text:span text:style-name="T5"> AND condition for is nearEnemyTemple</text:span>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7"/>
          <table:table-cell table:number-columns-repeated="12"/>
        </table:table-row>
        <table:table-row table:style-name="ro1">
          <table:table-cell/>
          <table:table-cell table:style-name="ce2"/>
          <table:table-cell table:style-name="ce8"/>
          <table:table-cell table:number-columns-repeated="2"/>
          <table:table-cell table:style-name="ce1"/>
          <table:table-cell table:number-columns-repeated="3"/>
          <table:table-cell table:style-name="ce10"/>
          <table:table-cell table:number-columns-repeated="5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2" svg:width="3.888cm" svg:height="0.596cm" svg:x="25.82cm" svg:y="12.663cm" draw:caption-point-x="-0.995cm" draw:caption-point-y="-1.317cm">
              <dc:date>2014-10-22T00:00:00</dc:date>
              <text:p text:style-name="P1"><text:span text:style-name="T1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an be done: </text:p>
          </table:table-cell>
          <table:table-cell table:number-columns-repeated="8"/>
          <table:table-cell table:style-name="ce1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table:style-name="ce14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12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7"/>
          <table:table-cell table:style-name="ce12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3" svg:width="5.54cm" svg:height="0.596cm" svg:x="8.034cm" svg:y="17.438cm" draw:caption-point-x="-1.271cm" draw:caption-point-y="-1.576cm">
              <dc:date>2014-10-22T00:00:00</dc:date>
              <text:p text:style-name="P1"><text:span text:style-name="T2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3" svg:width="3.227cm" svg:height="0.596cm" svg:x="8.172cm" svg:y="18.395cm" draw:caption-point-x="-1.409cm" draw:caption-point-y="-2.082cm">
              <dc:date>2014-10-22T00:00:00</dc:date>
              <text:p text:style-name="P1"><text:span text:style-name="T2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1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halt for sometime if client leaves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5" office:value-type="string" calcext:value-type="string">
            <text:p>test if player join late, not allowed to do anything</text:p>
          </table:table-cell>
          <table:table-cell table:number-columns-repeated="3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7.003cm" svg:height="0.596cm" svg:x="21.778cm" svg:y="10.639cm" draw:caption-point-x="-13.078cm" draw:caption-point-y="-8.823cm">
              <dc:date>2014-10-21T00:00:00</dc:date>
              <text:p text:style-name="P1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7.534cm" svg:height="0.596cm" svg:x="23.944cm" svg:y="2.723cm" draw:caption-point-x="-12.087cm" draw:caption-point-y="-0.004cm">
              <dc:date>2014-10-21T00:00:00</dc:date>
              <text:p text:style-name="P1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5.71cm" svg:height="0.596cm" svg:x="21.695cm" svg:y="17.812cm" draw:caption-point-x="-12.995cm" draw:caption-point-y="-9.674cm">
              <dc:date>2014-10-21T00:00:00</dc:date>
              <text:p text:style-name="P1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3" svg:width="5.689cm" svg:height="0.596cm" svg:x="21.688cm" svg:y="17.81cm" draw:caption-point-x="-9.831cm" draw:caption-point-y="2.971cm">
              <dc:date>2014-10-21T00:00:00</dc:date>
              <text:p text:style-name="P1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Background</text:p>
          </table:table-cell>
          <table:table-cell table:style-name="ce2"/>
          <table:table-cell table:style-name="ce11"/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 calcext:value-type="string">
            <text:p>A*</text:p>
          </table:table-cell>
          <table:table-cell table:number-columns-repeated="2"/>
          <table:table-cell table:style-name="ce20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11" table:number-columns-repeated="2"/>
          <table:table-cell table:number-columns-repeated="2"/>
          <table:table-cell table:style-name="ce28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2" office:value-type="string" calcext:value-type="string">
            <text:p>check having multiple pages in openGL</text:p>
          </table:table-cell>
          <table:table-cell table:style-name="ce21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4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3" office:value-type="string" calcext:value-type="string">
            <text:p>Selecting basic/magic power</text:p>
          </table:table-cell>
          <table:table-cell table:number-columns-repeated="6"/>
          <table:table-cell table:style-name="ce27" office:value-type="string" calcext:value-type="string">
            <office:annotation office:display="true" draw:style-name="gr1" draw:text-style-name="P3" svg:width="3.107cm" svg:height="0.596cm" svg:x="29.609cm" svg:y="11.913cm" draw:caption-point-x="-1.588cm" draw:caption-point-y="5.707cm">
              <dc:date>2014-11-01T00:00:00</dc:date>
              <text:p text:style-name="P1"><text:span text:style-name="T2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update the current power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3" office:value-type="string" calcext:value-type="string">
            <text:p>Taking an item will change the properties</text:p>
          </table:table-cell>
          <table:table-cell table:number-columns-repeated="5"/>
          <table:table-cell table:style-name="ce1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5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Start the global_item_timer</text:p>
          </table:table-cell>
          <table:table-cell table:style-name="ce11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3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7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6" office:value-type="string" calcext:value-type="string">
            <text:p>enemy Health reduces – reduce enemy health, <text:span text:style-name="T7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5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6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0" office:value-type="string" calcext:value-type="string">
            <text:p>Modes</text:p>
          </table:table-cell>
          <table:table-cell table:style-name="ce20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8.503cm" svg:height="0.596cm" svg:x="22.975cm" svg:y="34.864cm" draw:caption-point-x="-8.5cm" draw:caption-point-y="7.592cm">
              <dc:date>2014-10-24T00:00:00</dc:date>
              <text:p text:style-name="P1"><text:span text:style-name="T2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  <table:table-cell table:style-name="ce20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Attack – <text:span text:style-name="T7">Basic</text:span> &amp; Mag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  <table:table-cell table:style-name="ce20" office:value-type="string" calcext:value-type="string">
            <text:p>reborn log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  <table:table-cell table:style-name="ce20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  <table:table-cell table:style-name="ce20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5"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25" office:value-type="string" calcext:value-type="string">
            <text:p>Bot</text:p>
          </table:table-cell>
          <table:table-cell table:style-name="ce25"/>
          <table:table-cell table:number-columns-repeated="7"/>
        </table:table-row>
        <table:table-row table:style-name="ro3">
          <table:table-cell/>
          <table:table-cell table:style-name="ce25"/>
          <table:table-cell table:style-name="ce25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Player leaves the game</text:p>
          </table:table-cell>
          <table:table-cell table:style-name="ce20"/>
          <table:table-cell table:number-columns-repeated="7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19:03:41.385328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9T04:25:12.826457495</dc:date>
    <meta:editing-duration>P2DT23H42M24S</meta:editing-duration>
    <meta:editing-cycles>357</meta:editing-cycles>
    <meta:generator>LibreOffice/4.2.6.3$Linux_X86_64 LibreOffice_project/420m0$Build-3</meta:generator>
    <meta:document-statistic meta:table-count="4" meta:cell-count="210" meta:object-count="0"/>
  </office:meta>
</office:document-meta>
</file>